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75ACE8BED32170F7BD.png" manifest:media-type="image/png"/>
  <manifest:file-entry manifest:full-path="Pictures/10000001000001AE0000006E2AC66863984A975D.png" manifest:media-type="image/png"/>
  <manifest:file-entry manifest:full-path="Pictures/10000001000001B3000001201922431D7E4F2A3B.png" manifest:media-type="image/png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87000000AE6000D3AF8DB9247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168000000352999EA0BC5B26E57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19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20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21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22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23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24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25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26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27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28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29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30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31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32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33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34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35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36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37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38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39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40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41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42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43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44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45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46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47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48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49" style:family="paragraph" style:parent-style-name="Standard">
      <style:text-properties officeooo:rsid="00074a32" officeooo:paragraph-rsid="00074a32"/>
    </style:style>
    <style:style style:name="P50" style:family="paragraph" style:parent-style-name="Standard">
      <style:text-properties officeooo:rsid="00074a32" officeooo:paragraph-rsid="0007d642"/>
    </style:style>
    <style:style style:name="P51" style:family="paragraph" style:parent-style-name="Standard">
      <style:text-properties officeooo:rsid="0007d642" officeooo:paragraph-rsid="0007d642"/>
    </style:style>
    <style:style style:name="P52" style:family="paragraph" style:parent-style-name="Standard">
      <style:text-properties officeooo:rsid="0009ffc4" officeooo:paragraph-rsid="0009ffc4"/>
    </style:style>
    <style:style style:name="P53" style:family="paragraph" style:parent-style-name="Standard">
      <style:text-properties officeooo:rsid="000b37f3" officeooo:paragraph-rsid="0009ffc4"/>
    </style:style>
    <style:style style:name="P54" style:family="paragraph" style:parent-style-name="Standard">
      <style:text-properties officeooo:rsid="000b37f3" officeooo:paragraph-rsid="000b37f3"/>
    </style:style>
    <style:style style:name="P55" style:family="paragraph" style:parent-style-name="Standard">
      <style:text-properties officeooo:rsid="000f43fe" officeooo:paragraph-rsid="000f43fe"/>
    </style:style>
    <style:style style:name="P56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57" style:family="paragraph" style:parent-style-name="Standard">
      <style:text-properties officeooo:rsid="0011da70" officeooo:paragraph-rsid="0011da70"/>
    </style:style>
    <style:style style:name="P58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61" style:family="paragraph" style:parent-style-name="Standard">
      <style:text-properties officeooo:paragraph-rsid="0019d0c5"/>
    </style:style>
    <style:style style:name="P6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63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64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65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66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67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68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69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70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71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72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73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74" style:family="paragraph" style:parent-style-name="Standard">
      <style:text-properties officeooo:paragraph-rsid="00418918"/>
    </style:style>
    <style:style style:name="P75" style:family="paragraph" style:parent-style-name="Standard">
      <style:text-properties officeooo:rsid="0042ee10" officeooo:paragraph-rsid="0042ee10"/>
    </style:style>
    <style:style style:name="P76" style:family="paragraph" style:parent-style-name="Standard">
      <style:text-properties officeooo:paragraph-rsid="0042ee10"/>
    </style:style>
    <style:style style:name="P77" style:family="paragraph" style:parent-style-name="Standard">
      <style:text-properties officeooo:rsid="0044551a" officeooo:paragraph-rsid="0044551a"/>
    </style:style>
    <style:style style:name="P78" style:family="paragraph" style:parent-style-name="Standard">
      <style:text-properties officeooo:paragraph-rsid="0044551a"/>
    </style:style>
    <style:style style:name="P79" style:family="paragraph" style:parent-style-name="Standard">
      <style:text-properties officeooo:rsid="004649c1" officeooo:paragraph-rsid="004649c1"/>
    </style:style>
    <style:style style:name="P80" style:family="paragraph" style:parent-style-name="Standard">
      <style:text-properties officeooo:rsid="0047e472" officeooo:paragraph-rsid="0047e472"/>
    </style:style>
    <style:style style:name="T1" style:family="text">
      <style:text-properties fo:color="#ff79c6" loext:opacity="100%"/>
    </style:style>
    <style:style style:name="T2" style:family="text">
      <style:text-properties officeooo:rsid="00074a32"/>
    </style:style>
    <style:style style:name="T3" style:family="text">
      <style:text-properties fo:color="#e9f284" loext:opacity="100%"/>
    </style:style>
    <style:style style:name="T4" style:family="text">
      <style:text-properties fo:color="#f1fa8c" loext:opacity="100%"/>
    </style:style>
    <style:style style:name="T5" style:family="text">
      <style:text-properties officeooo:rsid="0009ffc4"/>
    </style:style>
    <style:style style:name="T6" style:family="text">
      <style:text-properties officeooo:rsid="000b37f3"/>
    </style:style>
    <style:style style:name="T7" style:family="text">
      <style:text-properties officeooo:rsid="000d2885"/>
    </style:style>
    <style:style style:name="T8" style:family="text">
      <style:text-properties officeooo:rsid="000d2b5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2a3a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2a3aa"/>
    </style:style>
    <style:style style:name="T14" style:family="text">
      <style:text-properties officeooo:rsid="0014234a"/>
    </style:style>
    <style:style style:name="T15" style:family="text">
      <style:text-properties officeooo:rsid="001855f9"/>
    </style:style>
    <style:style style:name="T16" style:family="text">
      <style:text-properties officeooo:rsid="00196a35"/>
    </style:style>
    <style:style style:name="T17" style:family="text">
      <style:text-properties officeooo:rsid="001f6f51"/>
    </style:style>
    <style:style style:name="T18" style:family="text">
      <style:text-properties officeooo:rsid="001c8a38"/>
    </style:style>
    <style:style style:name="T19" style:family="text">
      <style:text-properties officeooo:rsid="0022a483"/>
    </style:style>
    <style:style style:name="T20" style:family="text">
      <style:text-properties officeooo:rsid="003bd603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18918" style:font-weight-asian="normal" style:font-weight-complex="normal"/>
    </style:style>
    <style:style style:name="T23" style:family="text">
      <style:text-properties fo:font-weight="normal" officeooo:rsid="0042ee10" style:font-weight-asian="normal" style:font-weight-complex="normal"/>
    </style:style>
    <style:style style:name="T24" style:family="text">
      <style:text-properties fo:font-weight="normal" officeooo:rsid="0044551a" style:font-weight-asian="normal" style:font-weight-complex="normal"/>
    </style:style>
    <style:style style:name="T25" style:family="text">
      <style:text-properties fo:font-weight="normal" officeooo:rsid="004649c1" style:font-weight-asian="normal" style:font-weight-complex="normal"/>
    </style:style>
    <style:style style:name="T26" style:family="text">
      <style:text-properties officeooo:rsid="003f4625"/>
    </style:style>
    <style:style style:name="T27" style:family="text">
      <style:text-properties officeooo:rsid="003f9836"/>
    </style:style>
    <style:style style:name="T28" style:family="text">
      <style:text-properties officeooo:rsid="0040aef6"/>
    </style:style>
    <style:style style:name="T29" style:family="text">
      <style:text-properties fo:font-style="italic" officeooo:rsid="003f9836" style:font-style-asian="italic" style:font-style-complex="italic"/>
    </style:style>
    <style:style style:name="T30" style:family="text">
      <style:text-properties officeooo:rsid="0044551a"/>
    </style:style>
    <style:style style:name="T31" style:family="text">
      <style:text-properties officeooo:rsid="0044862d"/>
    </style:style>
    <style:style style:name="T32" style:family="text">
      <style:text-properties officeooo:rsid="004649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18">ela permite renderizar uma view dentro da outra, tipo um componente</text:p>
      <text:p text:style-name="P18">para criar só colocar _ no nome do arq</text:p>
      <text:p text:style-name="P18">ex: _arq.html.erb</text:p>
      <text:p text:style-name="P18">e dps para utiliza-la usar a teag render</text:p>
      <text:p text:style-name="P18"/>
      <text:p text:style-name="P48"><text:span text:style-name="T1">&lt;%=</text:span> render <text:span text:style-name="T3">"</text:span><text:span text:style-name="T4">arq</text:span><text:span text:style-name="T3">"</text:span><text:span text:style-name="T1">%&gt;</text:span></text:p>
      <text:p text:style-name="P48"/>
      <text:p text:style-name="P18">doc:</text:p>
      <text:p text:style-name="P18">https://guides.rubyonrails.org/layouts_and_ rendering.html#using-partials</text:p>
      <text:p text:style-name="P2"/>
      <text:p text:style-name="P2"/>
      <text:p text:style-name="P2">Layout – <text:span text:style-name="T2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51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56"/>
      <text:p text:style-name="P56"/>
      <text:p text:style-name="P56"/>
      <text:p text:style-name="Standard">tag responsável em carregar a pagina solicitada</text:p>
      <text:p text:style-name="Standard">&lt;%= yield %&gt; </text:p>
      <text:p text:style-name="Standard"/>
      <text:p text:style-name="P51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49">methods que podem ser rodados before, after e around uma action</text:p>
      <text:p text:style-name="P49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O :set_coin fica la embaixo no private, é por isso q no show esta vazio, pois before_action já faz essa função para não repetir código, no edit, update e destroy.</text:p>
      <text:p text:style-name="P49"/>
      <text:p text:style-name="P49">Obs: tanto no update quanto no destroy temos um notice, ele é usado para mostrar uma msg na tela dps da ação ser feita, e para ele executar é necessario colocar na pagina da view </text:p>
      <text:p text:style-name="P49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49"/>
      <text:p text:style-name="P49"/>
      <text:p text:style-name="P49"/>
      <text:p text:style-name="P49"><text:soft-page-break/></text:p>
      <text:p text:style-name="P50"/>
      <text:p text:style-name="P50"/>
      <text:p text:style-name="P50"/>
      <text:p text:style-name="P51">Doc:</text:p>
      <text:p text:style-name="P50">https://guides.rubyonrails.org/action_controller_overv iew.html#filters</text:p>
      <text:p text:style-name="P49"/>
      <text:p text:style-name="P49"/>
      <text:p text:style-name="P5"><text:span text:style-name="T5">Fluxo MVC <text:s/></text:span><text:span text:style-name="T6">para new e create </text:span><text:span text:style-name="T5">- aula 60</text:span></text:p>
      <text:p text:style-name="Standard"/>
      <text:p text:style-name="P52">dentro do arq _form começa-<text:span text:style-name="T7">se</text:span> com a tag form_with, nela temos alguns param<text:span text:style-name="T8">etros</text:span> a ser preenchidos</text:p>
      <text:p text:style-name="P52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52"/>
      <text:p text:style-name="P52"/>
      <text:p text:style-name="P52"/>
      <text:p text:style-name="P53"/>
      <text:p text:style-name="P52">local: true, chamada tradicional não terá js</text:p>
      <text:p text:style-name="P54">model: é o q esta especificado na new ou edit</text:p>
      <text:p text:style-name="P54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54"/>
      <text:p text:style-name="P54"/>
      <text:p text:style-name="P54"/>
      <text:p text:style-name="P54">@coin virou coin, ent o model é coin e não o @coin</text:p>
      <text:p text:style-name="P54"/>
      <text:p text:style-name="P55">Doc:</text:p>
      <text:p text:style-name="P55">https://api.rubyonrails.org/v5.1/classes /ActionView/Helpers/FormHelper.html#meth od-i-form_with</text:p>
      <text:p text:style-name="P55"/>
      <text:p text:style-name="P55"/>
      <text:p text:style-name="P6">Permissão parametros- Aula 62</text:p>
      <text:p text:style-name="P57"/>
      <text:p text:style-name="P57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o params chega com os dados e o permit indica quais campos podem ser alterados e seram enviados a<text:span text:style-name="T11">o</text:span> fazer o update e create.</text:p>
      <text:p text:style-name="P57"/>
      <text:p text:style-name="P57"><text:a xlink:type="simple" xlink:href="db:seed" text:style-name="Internet_20_link" text:visited-style-name="Visited_20_Internet_20_Link"/></text:p>
      <text:p text:style-name="P57"><text:a xlink:type="simple" xlink:href="db:seed" text:style-name="Internet_20_link" text:visited-style-name="Visited_20_Internet_20_Link"><text:span text:style-name="T9">db:seed</text:span></text:a><text:span text:style-name="T9"> – Aula 63</text:span></text:p>
      <text:p text:style-name="P6"/>
      <text:p text:style-name="P19">Arquivo no qual pode sempre alimentar o DB com dados para teste.</text:p>
      <text:p text:style-name="P19">Fica na pasta db/seeds.rb</text:p>
      <text:p text:style-name="P19"/>
      <text:p text:style-name="P19"/>
      <text:p text:style-name="P19"/>
      <text:p text:style-name="P19"/>
      <text:p text:style-name="P6"><text:soft-page-break/>Rake tasks – Aula 64</text:p>
      <text:p text:style-name="P19"/>
      <text:p text:style-name="P19">rails -T <text:s text:c="3"/>lista todas as tasks</text:p>
      <text:p text:style-name="P19"/>
      <text:p text:style-name="P19">rails g task <text:span text:style-name="T10">namespace</text:span> <text:span text:style-name="T10">nomeTask</text:span><text:span text:style-name="T12"> <text:s text:c="7"/></text:span><text:span text:style-name="T13">cria a task</text:span></text:p>
      <text:p text:style-name="P59"/>
      <text:p text:style-name="P60">as tasks fica em lib/tasks/o arq.rb</text:p>
      <text:p text:style-name="P20"/>
      <text:p text:style-name="P20">%x( ) <text:s text:c="4"/>instrução que permite executar comandos no terminal </text:p>
      <text:p text:style-name="P20"/>
      <text:p text:style-name="P20"/>
      <text:p text:style-name="P20">Doc:</text:p>
      <text:p text:style-name="P20">https://guides.rubyonrails.org/command_line. html#custom-rake-tasks</text:p>
      <text:p text:style-name="P20"/>
      <text:p text:style-name="P20"/>
      <text:p text:style-name="P7">refatorando - Aula 6<text:span text:style-name="T14">6</text:span></text:p>
      <text:p text:style-name="P7"/>
      <text:p text:style-name="P21">gem tty-spinner</text:p>
      <text:p text:style-name="P21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Obs.:</text:p>
      <text:p text:style-name="P21">O yield serve para executar um bloco de código <text:span text:style-name="T14">dentro do methodo</text:span></text:p>
      <text:p text:style-name="P21"/>
      <text:p text:style-name="P22">há duas formas de escrever o codigo, como mostrado a cima:</text:p>
      <text:p text:style-name="P21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21"/>
      <text:p text:style-name="P22"><text:soft-page-break/>Porem é mais comum quando é uma linha só escrever da maneira de cima, ao invés com o do e end</text:p>
      <text:p text:style-name="P21"/>
      <text:p text:style-name="P21"/>
      <text:p text:style-name="P21"/>
      <text:p text:style-name="P8">find_or_create_by – Aula 67</text:p>
      <text:p text:style-name="P21"/>
      <text:p text:style-name="P23">procura no banco, se encontrar ele não cria dnv.</text:p>
      <text:p text:style-name="P23"/>
      <text:p text:style-name="P23">Ex:</text:p>
      <text:p text:style-name="P23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21"/>
      <text:p text:style-name="P24">P<text:span text:style-name="T15">orém, é mais comum </text:span><text:span text:style-name="T16">colocar todos os hashes em um array para assim iterar e mandar para o banco</text:span></text:p>
      <text:p text:style-name="P24"/>
      <text:p text:style-name="P24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24"/>
      <text:p text:style-name="P58">Doc:</text:p>
      <text:p text:style-name="P58">https://api.rubyonrails.org/classes/ActiveR ecord/Relation.html#method-i-find_or_create _by <text:s/>https://guides.rubyonrails.org/active_recor d_querying.html#find-or-create-by</text:p>
      <text:p text:style-name="P21"/>
      <text:p text:style-name="P21"/>
      <text:p text:style-name="P9">Migration stadalone – Aula 71</text:p>
      <text:p text:style-name="P21"/>
      <text:p text:style-name="P25">rails g migration Add_____To________ <text:s text:c="4"/>campos</text:p>
      <text:p text:style-name="P25"><text:tab/><text:tab/> <text:s text:c="8"/>coluna <text:s text:c="4"/>tabela no plural</text:p>
      <text:p text:style-name="P25"/>
      <text:p text:style-name="P28">ex: <text:span text:style-name="T18">rails g migration Add</text:span>MininfType<text:span text:style-name="T18">To</text:span>Coins <text:s/><text:span text:style-name="T18"><text:s/></text:span>mining_type:references</text:p>
      <text:p text:style-name="P25"/>
      <text:p text:style-name="P26">rails g migration <text:span text:style-name="T17">Remove</text:span>_____<text:span text:style-name="T17">From</text:span>________ <text:s text:c="4"/>campos</text:p>
      <text:p text:style-name="P25"/>
      <text:p text:style-name="P28">porque plural? Porque o model é a representação da tabela do db no rails, ent aqui fica no singular. Mas dentro do db é plural e como a migration vai mudar a tabela do banco por isso temos q colocar o To<text:span text:style-name="T10">NomeTabelaPlural</text:span></text:p>
      <text:p text:style-name="P25"/>
      <text:p text:style-name="P28">model- singular</text:p>
      <text:p text:style-name="P28">tabela - plural</text:p>
      <text:p text:style-name="P25"><text:soft-page-break/></text:p>
      <text:p text:style-name="P27">doc: </text:p>
      <text:p text:style-name="P61">https://guides.rubyonrails.org/active_record_migrations.html#creating-a-migration</text:p>
      <text:p text:style-name="P21"/>
      <text:p text:style-name="P21"/>
      <text:p text:style-name="P21"/>
      <text:p text:style-name="P21"/>
      <text:p text:style-name="P10">Associações “<text:span text:style-name="T19">belongs_to” </text:span>– Aula 72</text:p>
      <text:p text:style-name="P29"/>
      <text:p text:style-name="P29">rails dbconsole <text:s text:c="4"/>console para mexer com o banco, </text:p>
      <text:p text:style-name="P29"/>
      <text:p text:style-name="P29">.table lista as tabelas</text:p>
      <text:p text:style-name="P29">.fullschema <text:s text:c="2"/>lista o schema</text:p>
      <text:p text:style-name="P29"/>
      <text:p text:style-name="P29"/>
      <text:p text:style-name="P30">belongs_to <text:s text:c="4"/>nessa table tem um id/chave estrangeira q pertence a outra table</text:p>
      <text:p text:style-name="P30"/>
      <text:p text:style-name="P31">Brincando com as associações:</text:p>
      <text:p text:style-name="P31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Doc:</text:p>
      <text:p text:style-name="P32">https://guides.rubyonrails.org/association_basics.html #the-belongs-to-association</text:p>
      <text:p text:style-name="P31"/>
      <text:p text:style-name="P31"/>
      <text:p text:style-name="P31"/>
      <text:p text:style-name="P11">Associações has_many – Aula 73</text:p>
      <text:p text:style-name="P33"/>
      <text:p text:style-name="P33">has_many – tem muitos/vários</text:p>
      <text:p text:style-name="P33"/>
      <text:p text:style-name="P35">Aqui listaria todas as moedas cadastradas no primeiro tipo de mineração</text:p>
      <text:p text:style-name="P33"/>
      <text:p text:style-name="P33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33"/>
      <text:p text:style-name="P33"/>
      <text:p text:style-name="P33"/>
      <text:p text:style-name="P35"/>
      <text:p text:style-name="P35">Agora aqui eu estou jogando uma moeda dentro do primeiro tipo de mineração, </text:p>
      <text:p text:style-name="P35">pois o « faz isso</text:p>
      <text:p text:style-name="P35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4"/>
      <text:p text:style-name="P33"><text:soft-page-break/>doc:</text:p>
      <text:p text:style-name="P33">https://guides.rubyonrails.org/associati on_basics.html#the-has-many-association</text:p>
      <text:p text:style-name="P33"/>
      <text:p text:style-name="P33"/>
      <text:p text:style-name="P12">Ajustando task – aula 74</text:p>
      <text:p text:style-name="P36"/>
      <text:p text:style-name="P36">na associação para criar a moedas temos os seguintes atributos</text:p>
      <text:p text:style-name="P36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36"/>
      <text:p text:style-name="P36"/>
      <text:p text:style-name="P36"/>
      <text:p text:style-name="P36"/>
      <text:p text:style-name="P36"/>
      <text:p text:style-name="P36"/>
      <text:p text:style-name="P36">O mining_type deve esta relacionado a outra table, q fazemos a pesquisa assim</text:p>
      <text:p text:style-name="P36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36"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>por que não o where? Da erro pois o where busca vários obj e o rails espera só um</text:p>
      <text:p text:style-name="P36">Find? Não funciona porque quando usa o find espera-se q seja o id, e nesse caso estamos usando o acronym</text:p>
      <text:p text:style-name="P36"/>
      <text:p text:style-name="P36">logo sobra o find_by</text:p>
      <text:p text:style-name="P36"/>
      <text:p text:style-name="P36"/>
      <text:p text:style-name="P36"/>
      <text:p text:style-name="P13">.map e .pluck – Aula 75</text:p>
      <text:p text:style-name="P37"/>
      <text:p text:style-name="P37">o .map é como o .each a diferença que ele altera as informações e devolve um array</text:p>
      <text:p text:style-name="P37">a = [1,2,3,4,5]</text:p>
      <text:p text:style-name="P38">quando o cod é só uma linha pode-se abrir chave ao invés do do end</text:p>
      <text:p text:style-name="P37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O .map pode ser usado no model para pegar informações</text:p>
      <text:p text:style-name="P39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mas como o .map para pegar muitas informações fica com muito extenso também tem o .pluck, que cumpre também a mesma função</text:p>
      <text:p text:style-name="P40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4">select – Aula 76</text:p>
      <text:p text:style-name="P41"/>
      <text:p text:style-name="P41">doc:</text:p>
      <text:p text:style-name="P41">https://api.rubyonrails.org/v5.2.0/classes/ ActionView/Helpers/FormOptionsHelper.html#m ethod-i-select</text:p>
      <text:p text:style-name="P41"/>
      <text:p text:style-name="P41"/>
      <text:p text:style-name="P14">padronização MVC – Aula 77</text:p>
      <text:p text:style-name="P41"/>
      <text:p text:style-name="P41">nunca se deve acessar o model pela view quando se usa a arquitetura MVC, esse papel deveria ser do controller, logo cria-<text:span text:style-name="T20">se </text:span>um methodo no controller para esse acesso. </text:p>
      <text:p text:style-name="P41"/>
      <text:p text:style-name="P42">Nesse methodo terá uma variável de instancia q sera usada na view</text:p>
      <text:p text:style-name="P41"/>
      <text:p text:style-name="P42">Ao criar o methodo no private la não pode esq<text:span text:style-name="T20">u</text:span>ecer de <text:span text:style-name="T20">invocá-lo</text:span> no before_action</text:p>
      <text:p text:style-name="P42"/>
      <text:p text:style-name="P42"/>
      <text:p text:style-name="P42"/>
      <text:p text:style-name="P15">YAML – Aula 78</text:p>
      <text:p text:style-name="P43"/>
      <text:p text:style-name="P43">Para funcionar precisa estar com a indentação correta, 2 espaços ou 1 solft tab</text:p>
      <text:p text:style-name="P43"/>
      <text:p text:style-name="P43"/>
      <text:p text:style-name="P17">Internalização i18n – Aula 79</text:p>
      <text:p text:style-name="P44"/>
      <text:p text:style-name="P45">Serve para sua aplicação tenha varias idiomas</text:p>
      <text:p text:style-name="P45"/>
      <text:p text:style-name="P45">Para ativar precisa de:</text:p>
      <text:p text:style-name="P46">Instalar a gem, col<text:span text:style-name="T20">o</text:span>cando no gemfile e fazendo o bundle</text:p>
      <text:p text:style-name="P62">gem 'rails-i18n', '~&gt; 5.1'</text:p>
      <text:p text:style-name="P46"/>
      <text:p text:style-name="P46">criar um arq locale.rb dentro de config/initializer</text:p>
      <text:p text:style-name="P46"/>
      <text:p text:style-name="P46">dentro dele colocar:</text:p>
      <text:p text:style-name="P46">I18n.available_locales = [:en, 'pt-BR'] <text:s text:c="4"/>aqui mostra quais os idiomas disponiveis</text:p>
      <text:p text:style-name="P46">I18n.default_locale = :en <text:s text:c="25"/>aqui qual o idioma padrao</text:p>
      <text:p text:style-name="P47"><text:soft-page-break/>Esses arquivos são renderizados ao iniciar a app, ent ao editá-los é necessário para<text:span text:style-name="T28">r</text:span> o server e start novamente </text:p>
      <text:p text:style-name="P46"/>
      <text:p text:style-name="P45">doc:</text:p>
      <text:p text:style-name="P45"><text:a xlink:type="simple" xlink:href="https://guides.rubyonrails.org/i18n.html" text:style-name="Internet_20_link" text:visited-style-name="Visited_20_Internet_20_Link">https://guides.rubyonrails.org/i18n.html</text:a></text:p>
      <text:p text:style-name="P45"/>
      <text:p text:style-name="P45"/>
      <text:p text:style-name="P16">Usando i18n – Aula 80</text:p>
      <text:p text:style-name="P16"/>
      <text:p text:style-name="P67">I18n.t( ) método utilizado para receber uma tradução de um arquivo yaml q estão na pasta config/locales</text:p>
      <text:p text:style-name="P67"/>
      <text:p text:style-name="P69">para adicionar novos idiomas só criar novos arq com a sigla do idioma dentro dessa mesma pasta</text:p>
      <text:p text:style-name="P67"/>
      <text:p text:style-name="P67">é <text:span text:style-name="T26">comum você encontrar somente t( ‘chave’ ) <text:s/></text:span><text:span text:style-name="T27">n</text:span><text:span text:style-name="T29">ão pode esquecer das ‘’ na chave</text:span></text:p>
      <text:p text:style-name="P67"/>
      <text:p text:style-name="P68">Já para data e hora existe o metodo I18n.l() ou somenten l(), serve para deixar no formato local</text:p>
      <text:p text:style-name="P68">ex: l(Date.today)</text:p>
      <text:p text:style-name="P68"/>
      <text:p text:style-name="P68"/>
      <text:p text:style-name="P68"/>
      <text:p text:style-name="P64">Traduzindo model – Aula 81</text:p>
      <text:p text:style-name="P64"/>
      <text:p text:style-name="P70">Model.human_attribute_name(attribute)</text:p>
      <text:p text:style-name="P70"/>
      <text:p text:style-name="P74"><text:span text:style-name="T22">ex: Coin</text:span><text:span text:style-name="T21">.human_attribute_name(</text:span><text:span text:style-name="T22">description</text:span><text:span text:style-name="T21">)</text:span></text:p>
      <text:p text:style-name="P74"><text:span text:style-name="T21"/></text:p>
      <text:p text:style-name="P74"><text:span text:style-name="T21"><text:tab/><text:tab/><text:tab/></text:span><text:span text:style-name="T23">ou</text:span></text:p>
      <text:p text:style-name="P74"><text:span text:style-name="T21"><text:tab/><text:tab/><text:tab/></text:span></text:p>
      <text:p text:style-name="P76"><text:span text:style-name="T22">ex: </text:span><text:span text:style-name="T23">@coins</text:span><text:span text:style-name="T21">.human_attribute_name(</text:span><text:span text:style-name="T22">description</text:span><text:span text:style-name="T21">) <text:s text:c="7"/></text:span><text:span text:style-name="T23">a variavel de sessão do controller também funciona</text:span></text:p>
      <text:p text:style-name="P76"><text:span text:style-name="T23"/></text:p>
      <text:p text:style-name="P76"><text:span text:style-name="T21"/></text:p>
      <text:p text:style-name="P77"><text:span text:style-name="T21">O model temos como mostrar no singular ou plural</text:span></text:p>
      <text:p text:style-name="P77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text:span text:style-name="T21"/></text:p>
      <text:p text:style-name="P77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1">Model.<text:span text:style-name="T30">moldel_name.human</text:span>(<text:span text:style-name="T30">count: 1 ou 2</text:span>) <text:s text:c="2"/><text:span text:style-name="T31">1 singular 2 plural</text:span></text:p>
      <text:p text:style-name="P71"/>
      <text:p text:style-name="P78"><text:span text:style-name="T22">ex: Coin</text:span><text:span text:style-name="T21">.</text:span><text:span text:style-name="T24">moldel_name.human</text:span><text:span text:style-name="T21">(</text:span><text:span text:style-name="T24">count: 2</text:span><text:span text:style-name="T21">)</text:span></text:p>
      <text:p text:style-name="P76"><text:span text:style-name="T21"/></text:p>
      <text:p text:style-name="P75"><text:span text:style-name="T21">doc: </text:span></text:p>
      <text:p text:style-name="P75"><text:span text:style-name="T21">https://guides.rubyonrails.org/i18n.html#translations-for -active-record-models</text:span></text:p>
      <text:p text:style-name="P75"><text:span text:style-name="T25"/></text:p>
      <text:p text:style-name="P79"><text:soft-page-break/><text:span text:style-name="T25"/></text:p>
      <text:p text:style-name="P65"><text:span text:style-name="T32">C</text:span>ookies e sessions – Aula 83</text:p>
      <text:p text:style-name="P75"><text:span text:style-name="T21"/></text:p>
      <text:p text:style-name="P79"><text:span text:style-name="T21">HTTP é stateless, não sabe quem fez a requisição nem para onde vai, ele só pega trata e devolve</text:span></text:p>
      <text:p text:style-name="P79"><text:span text:style-name="T21"/></text:p>
      <text:p text:style-name="P79"><text:span text:style-name="T21">Stateful ele consegue burlar o stateless do HTTP atraves dos cookies, pegando algumas informações e guardando no navegador</text:span></text:p>
      <text:p text:style-name="P79"><text:span text:style-name="T21">já as sessions pega as informações e guarda no servidor</text:span></text:p>
      <text:p text:style-name="P79"><text:span text:style-name="T21"/></text:p>
      <text:p text:style-name="P80"><text:span text:style-name="T21">sintax:</text:span></text:p>
      <text:p text:style-name="P80"><text:span text:style-name="T21"/></text:p>
      <text:p text:style-name="P80"><text:span text:style-name="T21">cookies[:curso] = “O dado”</text:span></text:p>
      <text:p text:style-name="P80"><text:span text:style-name="T21">session[:curso] = “O dado”</text:span></text:p>
      <text:p text:style-name="P80"><text:span text:style-name="T21"/></text:p>
      <text:p text:style-name="P80"><text:span text:style-name="T21"/></text:p>
      <text:p text:style-name="P66">Usando app em vários idiomas – Aula 84</text:p>
      <text:p text:style-name="P66"/>
      <text:p text:style-name="P72">Dentro de controller/applicationController.rb <text:s/>criamos um metodo para já iniciar com o idioma padrao da pessoa </text:p>
      <text:p text:style-name="P72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72"><text:s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dps onde quiser colocar para mudar o idioma </text:p>
      <text:p text:style-name="P73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3">ou</text:p>
      <text:p text:style-name="P73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20T12:00:15.401651348</dc:date>
    <meta:editing-duration>PT5H5M33S</meta:editing-duration>
    <meta:editing-cycles>25</meta:editing-cycles>
    <meta:generator>LibreOffice/7.3.6.2$Linux_X86_64 LibreOffice_project/30$Build-2</meta:generator>
    <meta:document-statistic meta:table-count="0" meta:image-count="22" meta:object-count="0" meta:page-count="9" meta:paragraph-count="147" meta:word-count="1065" meta:character-count="7161" meta:non-whitespace-character-count="6098"/>
  </office:meta>
</office:document-meta>
</file>